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571in"/>
    </style:style>
    <style:style style:name="co11" style:family="table-column">
      <style:table-column-properties fo:break-before="auto" style:column-width="0.5465in"/>
    </style:style>
    <style:style style:name="co1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1" table:default-cell-style-name="ce7"/>
        <table:table-column table:style-name="co9" table:default-cell-style-name="ce7"/>
        <table:table-column table:style-name="co9" table:default-cell-style-name="Default"/>
        <table:table-column table:style-name="co12" table:number-columns-repeated="1008"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advanced by</text:p>
          </table:table-cell>
          <table:table-cell office:value-type="string">
            <text:p>paid by project</text:p>
          </table:table-cell>
          <table:table-cell office:value-type="string">
            <text:p>arrived?</text:p>
          </table:table-cell>
          <table:table-cell office:value-type="string">
            <text:p>Offer</text:p>
          </table:table-cell>
          <table:table-cell office:value-type="string">
            <text:p>URL</text:p>
          </table:table-cell>
          <table:table-cell table:number-columns-repeated="1007"/>
        </table:table-row>
        <table:table-row table:style-name="ro4">
          <table:table-cell table:style-name="ce6" office:value-type="string">
            <text:p>TUBING, VESSELS etc.</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reactor bottles</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tubing, air filters, valves</text:p>
          </table:table-cell>
          <table:table-cell table:number-columns-repeated="9"/>
          <table:table-cell office:value-type="float" office:value="0">
            <text:p>0</text:p>
          </table:table-cell>
          <table:table-cell table:number-columns-repeated="1013"/>
        </table:table-row>
        <table:table-row table:style-name="ro4">
          <table:table-cell table:style-name="ce7"/>
          <table:table-cell table:number-columns-repeated="9"/>
          <table:table-cell office:value-type="float" office:value="0">
            <text:p>0</text:p>
          </table:table-cell>
          <table:table-cell table:number-columns-repeated="1013"/>
        </table:table-row>
        <table:table-row table:style-name="ro4">
          <table:table-cell table:style-name="ce6" office:value-type="string">
            <text:p>MICROCONTROLLER</text:p>
          </table:table-cell>
          <table:table-cell table:number-columns-repeated="9"/>
          <table:table-cell office:value-type="float" office:value="0">
            <text:p>0</text:p>
          </table:table-cell>
          <table:table-cell table:number-columns-repeated="101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2"/>
          <table:table-cell office:value-type="float" office:value="1">
            <text:p>1</text:p>
          </table:table-cell>
          <table:table-cell table:number-columns-repeated="1009"/>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office:value-type="string">
            <text:p>raim</text:p>
          </table:table-cell>
          <table:table-cell office:value-type="string">
            <text:p>coilseq</text:p>
          </table:table-cell>
          <table:table-cell office:value-type="float" office:value="3">
            <text:p>3</text:p>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7"/>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number-columns-repeated="3"/>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7"/>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office:value-type="string">
            <text:p>raim</text:p>
          </table:table-cell>
          <table:table-cell office:value-type="string">
            <text:p>ceplas</text:p>
          </table:table-cell>
          <table:table-cell office:value-type="float" office:value="2">
            <text:p>2</text:p>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7"/>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office:value-type="float" office:value="1">
            <text:p>1</text:p>
          </table:table-cell>
          <table:table-cell office:value-type="string">
            <text:p><text:s/></text:p>
          </table:table-cell>
          <table:table-cell office:value-type="float" office:value="1">
            <text:p>1</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0">
            <text:p>0</text:p>
          </table:table-cell>
          <table:table-cell office:value-type="string">
            <text:p>open</text:p>
          </table:table-cell>
          <table:table-cell office:value-type="string">
            <text:p>ceplas</text:p>
          </table:table-cell>
          <table:table-cell office:value-type="float" office:value="1">
            <text:p>1</text:p>
          </table:table-cell>
          <table:table-cell/>
          <table:table-cell office:value-type="string">
            <text:p>http://www.reichelt.de/Einplatinen-Computer/RASPBERRY-PI-B/3/index.html?&amp;ACTION=3&amp;LA=5&amp;ARTICLE=133474&amp;GROUPID=6666&amp;artnr=RASPBERRY+PI+B</text:p>
          </table:table-cell>
          <table:table-cell table:number-columns-repeated="1007"/>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office:value-type="float" office:value="2">
            <text:p>2</text:p>
          </table:table-cell>
          <table:table-cell office:value-type="string">
            <text:p><text:s/></text:p>
          </table:table-cell>
          <table:table-cell office:value-type="float" office:value="2">
            <text:p>2</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0">
            <text:p>0</text:p>
          </table:table-cell>
          <table:table-cell office:value-type="string">
            <text:p>open</text:p>
          </table:table-cell>
          <table:table-cell office:value-type="string">
            <text:p>ceplas</text:p>
          </table:table-cell>
          <table:table-cell office:value-type="float" office:value="2">
            <text:p>2</text:p>
          </table:table-cell>
          <table:table-cell/>
          <table:table-cell office:value-type="string">
            <text:p>http://www.reichelt.de/Erweiterungsboards/ARDUINO-SHD-MOT/3/index.html?&amp;ACTION=3&amp;LA=5&amp;ARTICLE=130164&amp;GROUPID=6669&amp;artnr=ARDUINO+SHD+MOT</text:p>
          </table:table-cell>
          <table:table-cell table:number-columns-repeated="1007"/>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4"/>
          <table:table-cell office:value-type="string">
            <text:p>https://www.adafruit.com/products/1438</text:p>
          </table:table-cell>
          <table:table-cell table:number-columns-repeated="1007"/>
        </table:table-row>
        <table:table-row table:style-name="ro4">
          <table:table-cell table:style-name="ce9" office:value-type="string">
            <text:p>SparkFun Power Driver Shield Kit</text:p>
          </table:table-cell>
          <table:table-cell office:value-type="string">
            <text:p>sparkfun</text:p>
          </table:table-cell>
          <table:table-cell/>
          <table:table-cell table:style-name="ce12" office:value-type="string">
            <text:p>DEV-1061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office:value-type="float" office:value="3.7113">
            <text:p>3.7113</text:p>
          </table:table-cell>
          <table:table-cell table:formula="of:=([.E14])*[.I14]*IF([.H14]=&quot;$&quot;;[index.B$23];IF([.H14]=&quot;BP&quot;;[index.B$24];1)) + IF([.E14]&gt;0;[.J14];0)" office:value-type="float" office:value="21.4668">
            <text:p>21.4668</text:p>
          </table:table-cell>
          <table:table-cell table:formula="of:=([.E14]-[.G14])*[.I14]*IF([.H14]=&quot;$&quot;;[index.B$23];IF([.H14]=&quot;BP&quot;;[index.B$24];1)) + IF(([.E14]-[.G14])&gt;0;[.J14];0)" office:value-type="float" office:value="21.4668">
            <text:p>21.4668</text:p>
          </table:table-cell>
          <table:table-cell office:value-type="string">
            <text:p>raim</text:p>
          </table:table-cell>
          <table:table-cell office:value-type="string">
            <text:p>ceplas</text:p>
          </table:table-cell>
          <table:table-cell table:number-columns-repeated="2"/>
          <table:table-cell office:value-type="string">
            <text:p>https://www.sparkfun.com/products/10618</text:p>
          </table:table-cell>
          <table:table-cell table:number-columns-repeated="1007"/>
        </table:table-row>
        <table:table-row table:style-name="ro4">
          <table:table-cell table:style-name="ce9" office:value-type="string">
            <text:p>Simblee BLE Module - RFD77101</text:p>
          </table:table-cell>
          <table:table-cell office:value-type="string">
            <text:p>sparkfun</text:p>
          </table:table-cell>
          <table:table-cell/>
          <table:table-cell table:style-name="ce12" office:value-type="string">
            <text:p>WRL-1380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table:table-cell table:formula="of:=([.E15])*[.I15]*IF([.H15]=&quot;$&quot;;[index.B$23];IF([.H15]=&quot;BP&quot;;[index.B$24];1)) + IF([.E15]&gt;0;[.J15];0)" office:value-type="float" office:value="17.7555">
            <text:p>17.7555</text:p>
          </table:table-cell>
          <table:table-cell table:formula="of:=([.E15]-[.G15])*[.I15]*IF([.H15]=&quot;$&quot;;[index.B$23];IF([.H15]=&quot;BP&quot;;[index.B$24];1)) + IF(([.E15]-[.G15])&gt;0;[.J15];0)" office:value-type="float" office:value="17.7555">
            <text:p>17.7555</text:p>
          </table:table-cell>
          <table:table-cell office:value-type="string">
            <text:p>raim</text:p>
          </table:table-cell>
          <table:table-cell office:value-type="string">
            <text:p>ceplas</text:p>
          </table:table-cell>
          <table:table-cell table:number-columns-repeated="2"/>
          <table:table-cell office:value-type="string">
            <text:p>https://www.sparkfun.com/products/13808</text:p>
          </table:table-cell>
          <table:table-cell table:number-columns-repeated="1007"/>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office:value-type="float" office:value="0">
            <text:p>0</text:p>
          </table:table-cell>
          <table:table-cell/>
          <table:table-cell/>
          <table:table-cell office:value-type="string">
            <text:p>$</text:p>
          </table:table-cell>
          <table:table-cell office:value-type="float" office:value="0">
            <text:p>0</text:p>
          </table:table-cell>
          <table:table-cell table:style-name="ce9"/>
          <table:table-cell table:formula="of:=([.E16])*[.I16]*IF([.H16]=&quot;$&quot;;[index.B$23];IF([.H16]=&quot;BP&quot;;[index.B$24];1)) + IF([.E16]&gt;0;[.J16];0)" office:value-type="float" office:value="0">
            <text:p>0</text:p>
          </table:table-cell>
          <table:table-cell table:formula="of:=([.E16]-[.G16])*[.I16]*IF([.H16]=&quot;$&quot;;[index.B$23];IF([.H16]=&quot;BP&quot;;[index.B$24];1)) + IF(([.E16]-[.G16])&gt;0;[.J16];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9])*[.I19]*IF([.H19]=&quot;$&quot;;[index.B$23];IF([.H19]=&quot;BP&quot;;[index.B$24];1)) + IF([.E19]&gt;0;[.J19];0)" office:value-type="float" office:value="0">
            <text:p>0</text:p>
          </table:table-cell>
          <table:table-cell table:formula="of:=([.E19]-[.G19])*[.I19]*IF([.H19]=&quot;$&quot;;[index.B$23];IF([.H19]=&quot;BP&quot;;[index.B$24];1)) + IF(([.E19]-[.G19])&gt;0;[.J19];0)" office:value-type="float" office:value="0">
            <text:p>0</text:p>
          </table:table-cell>
          <table:table-cell table:number-columns-repeated="4"/>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7"/>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20])*[.I20]*IF([.H20]=&quot;$&quot;;[index.B$23];IF([.H20]=&quot;BP&quot;;[index.B$24];1)) + IF([.E20]&gt;0;[.J20];0)" office:value-type="float" office:value="11.17">
            <text:p>11.17</text:p>
          </table:table-cell>
          <table:table-cell table:formula="of:=([.E20]-[.G20])*[.I20]*IF([.H20]=&quot;$&quot;;[index.B$23];IF([.H20]=&quot;BP&quot;;[index.B$24];1)) + IF(([.E20]-[.G20])&gt;0;[.J20];0)" office:value-type="float" office:value="11.17">
            <text:p>11.17</text:p>
          </table:table-cell>
          <table:table-cell office:value-type="string">
            <text:p>raim</text:p>
          </table:table-cell>
          <table:table-cell office:value-type="string">
            <text:p>ceplas</text:p>
          </table:table-cell>
          <table:table-cell office:value-type="string">
            <text:p>MISSING</text:p>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7"/>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21])*[.I21]*IF([.H21]=&quot;$&quot;;[index.B$23];IF([.H21]=&quot;BP&quot;;[index.B$24];1)) + IF([.E21]&gt;0;[.J21];0)" office:value-type="float" office:value="50">
            <text:p>50</text:p>
          </table:table-cell>
          <table:table-cell table:formula="of:=([.E21]-[.G21])*[.I21]*IF([.H21]=&quot;$&quot;;[index.B$23];IF([.H21]=&quot;BP&quot;;[index.B$24];1)) + IF(([.E21]-[.G21])&gt;0;[.J21];0)" office:value-type="float" office:value="0">
            <text:p>0</text:p>
          </table:table-cell>
          <table:table-cell office:value-type="string">
            <text:p>raim</text:p>
          </table:table-cell>
          <table:table-cell office:value-type="string">
            <text:p>ceplas</text:p>
          </table:table-cell>
          <table:table-cell office:value-type="float" office:value="1">
            <text:p>1</text:p>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7"/>
        </table:table-row>
        <table:table-row table:style-name="ro4">
          <table:table-cell table:style-name="ce7"/>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98">
            <text:p>2.98</text:p>
          </table:table-cell>
          <table:table-cell/>
          <table:table-cell table:formula="of:=([.E24])*[.I24]*IF([.H24]=&quot;$&quot;;[index.B$23];IF([.H24]=&quot;BP&quot;;[index.B$24];1)) + IF([.E24]&gt;0;[.J24];0)" office:value-type="float" office:value="2.6522">
            <text:p>2.6522</text:p>
          </table:table-cell>
          <table:table-cell table:formula="of:=([.E24]-[.G24])*[.I24]*IF([.H24]=&quot;$&quot;;[index.B$23];IF([.H24]=&quot;BP&quot;;[index.B$24];1)) + IF(([.E24]-[.G24])&gt;0;[.J24];0)" office:value-type="float" office:value="0">
            <text:p>0</text:p>
          </table:table-cell>
          <table:table-cell office:value-type="string">
            <text:p>raim</text:p>
          </table:table-cell>
          <table:table-cell office:value-type="string">
            <text:p>coilseq</text:p>
          </table:table-cell>
          <table:table-cell office:value-type="float" office:value="1">
            <text:p>1</text:p>
          </table:table-cell>
          <table:table-cell table:number-columns-repeated="1009"/>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48">
            <text:p>2.48</text:p>
          </table:table-cell>
          <table:table-cell/>
          <table:table-cell table:formula="of:=([.E25])*[.I25]*IF([.H25]=&quot;$&quot;;[index.B$23];IF([.H25]=&quot;BP&quot;;[index.B$24];1)) + IF([.E25]&gt;0;[.J25];0)" office:value-type="float" office:value="2.2072">
            <text:p>2.2072</text:p>
          </table:table-cell>
          <table:table-cell table:formula="of:=([.E25]-[.G25])*[.I25]*IF([.H25]=&quot;$&quot;;[index.B$23];IF([.H25]=&quot;BP&quot;;[index.B$24];1)) + IF(([.E25]-[.G25])&gt;0;[.J25];0)" office:value-type="float" office:value="0">
            <text:p>0</text:p>
          </table:table-cell>
          <table:table-cell office:value-type="string">
            <text:p>raim</text:p>
          </table:table-cell>
          <table:table-cell office:value-type="string">
            <text:p>coilseq</text:p>
          </table:table-cell>
          <table:table-cell office:value-type="float" office:value="1">
            <text:p>1</text:p>
          </table:table-cell>
          <table:table-cell/>
          <table:table-cell office:value-type="string">
            <text:p><text:a xlink:href="http://www.elecrow.com/crowtail-temperature-humidity-sensor-p-1229.html" xlink:type="simple">http://www.elecrow.com/crowtail-temperature-humidity-sensor-p-1229.html</text:a></text:p>
          </table:table-cell>
          <table:table-cell table:number-columns-repeated="1007"/>
        </table:table-row>
        <table:table-row table:style-name="ro4">
          <table:table-cell table:number-columns-repeated="3"/>
          <table:table-cell table:style-name="ce12"/>
          <table:table-cell table:number-columns-repeated="4"/>
          <table:table-cell table:style-name="ce9" table:number-columns-repeated="2"/>
          <table:table-cell table:style-name="ce9" office:value-type="float" office:value="0">
            <text:p>0</text:p>
          </table:table-cell>
          <table:table-cell table:number-columns-repeated="1013"/>
        </table:table-row>
        <table:table-row table:style-name="ro4">
          <table:table-cell table:style-name="ce6" office:value-type="string">
            <text:p>LIGHT FLUX</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8])*[.I28]*IF([.H28]=&quot;$&quot;;[index.B$23];IF([.H28]=&quot;BP&quot;;[index.B$24];1)) + IF([.E28]&gt;0;[.J28];0)" office:value-type="float" office:value="1750">
            <text:p>1750</text:p>
          </table:table-cell>
          <table:table-cell table:formula="of:=([.E28]-[.G28])*[.I28]*IF([.H28]=&quot;$&quot;;[index.B$23];IF([.H28]=&quot;BP&quot;;[index.B$24];1)) + IF(([.E28]-[.G28])&gt;0;[.J28];0)" office:value-type="float" office:value="0">
            <text:p>0</text:p>
          </table:table-cell>
          <table:table-cell office:value-type="string">
            <text:p>ceplas</text:p>
          </table:table-cell>
          <table:table-cell office:value-type="string">
            <text:p>ceplas</text:p>
          </table:table-cell>
          <table:table-cell office:value-type="float" office:value="1">
            <text:p>1</text:p>
          </table:table-cell>
          <table:table-cell office:value-type="string">
            <text:p>spektralradiometer/avantes/16710062.pdfspektralradiometer/avantes/16710062.pdf</text:p>
          </table:table-cell>
          <table:table-cell table:number-columns-repeated="1008"/>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9])*[.I29]*IF([.H29]=&quot;$&quot;;[index.B$23];IF([.H29]=&quot;BP&quot;;[index.B$24];1)) + IF([.E29]&gt;0;[.J29];0)" office:value-type="float" office:value="103">
            <text:p>103</text:p>
          </table:table-cell>
          <table:table-cell table:formula="of:=([.E29]-[.G29])*[.I29]*IF([.H29]=&quot;$&quot;;[index.B$23];IF([.H29]=&quot;BP&quot;;[index.B$24];1)) + IF(([.E29]-[.G29])&gt;0;[.J29];0)" office:value-type="float" office:value="0">
            <text:p>0</text:p>
          </table:table-cell>
          <table:table-cell office:value-type="string">
            <text:p>ceplas</text:p>
          </table:table-cell>
          <table:table-cell office:value-type="string">
            <text:p>ceplas</text:p>
          </table:table-cell>
          <table:table-cell office:value-type="float" office:value="1">
            <text:p>1</text:p>
          </table:table-cell>
          <table:table-cell office:value-type="string">
            <text:p>spektralradiometer/avantes/16710062.pdfspektralradiometer/avantes/16710062.pdf</text:p>
          </table:table-cell>
          <table:table-cell table:number-columns-repeated="1008"/>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30])*[.I30]*IF([.H30]=&quot;$&quot;;[index.B$23];IF([.H30]=&quot;BP&quot;;[index.B$24];1)) + IF([.E30]&gt;0;[.J30];0)" office:value-type="float" office:value="139">
            <text:p>139</text:p>
          </table:table-cell>
          <table:table-cell table:formula="of:=([.E30]-[.G30])*[.I30]*IF([.H30]=&quot;$&quot;;[index.B$23];IF([.H30]=&quot;BP&quot;;[index.B$24];1)) + IF(([.E30]-[.G30])&gt;0;[.J30];0)" office:value-type="float" office:value="0">
            <text:p>0</text:p>
          </table:table-cell>
          <table:table-cell office:value-type="string">
            <text:p>ceplas</text:p>
          </table:table-cell>
          <table:table-cell office:value-type="string">
            <text:p>ceplas</text:p>
          </table:table-cell>
          <table:table-cell office:value-type="float" office:value="1">
            <text:p>1</text:p>
          </table:table-cell>
          <table:table-cell office:value-type="string">
            <text:p>spektralradiometer/avantes/16710062.pdfspektralradiometer/avantes/16710062.pdf</text:p>
          </table:table-cell>
          <table:table-cell table:number-columns-repeated="1008"/>
        </table:table-row>
        <table:table-row table:style-name="ro4">
          <table:table-cell table:style-name="ce7" office:value-type="string">
            <text:p>LED - SMD RGB (WS2812), 25 pce</text:p>
          </table:table-cell>
          <table:table-cell office:value-type="string">
            <text:p>sparkfun</text:p>
          </table:table-cell>
          <table:table-cell/>
          <table:table-cell office:value-type="string">
            <text:p>COM-11821</text:p>
          </table:table-cell>
          <table:table-cell office:value-type="float" office:value="25">
            <text:p>25</text:p>
          </table:table-cell>
          <table:table-cell/>
          <table:table-cell office:value-type="float" office:value="0">
            <text:p>0</text:p>
          </table:table-cell>
          <table:table-cell office:value-type="string">
            <text:p>$</text:p>
          </table:table-cell>
          <table:table-cell office:value-type="float" office:value="0.5">
            <text:p>0.5</text:p>
          </table:table-cell>
          <table:table-cell/>
          <table:table-cell table:formula="of:=([.E31])*[.I31]*IF([.H31]=&quot;$&quot;;[index.B$23];IF([.H31]=&quot;BP&quot;;[index.B$24];1)) + IF([.E31]&gt;0;[.J31];0)" office:value-type="float" office:value="11.125">
            <text:p>11.125</text:p>
          </table:table-cell>
          <table:table-cell table:formula="of:=([.E31]-[.G31])*[.I31]*IF([.H31]=&quot;$&quot;;[index.B$23];IF([.H31]=&quot;BP&quot;;[index.B$24];1)) + IF(([.E31]-[.G31])&gt;0;[.J31];0)" office:value-type="float" office:value="11.125">
            <text:p>11.125</text:p>
          </table:table-cell>
          <table:table-cell office:value-type="string">
            <text:p>raim</text:p>
          </table:table-cell>
          <table:table-cell office:value-type="string">
            <text:p>ceplas</text:p>
          </table:table-cell>
          <table:table-cell table:number-columns-repeated="2"/>
          <table:table-cell office:value-type="string">
            <text:p><text:a xlink:href="https://www.sparkfun.com/products/11821" xlink:type="simple">https://www.sparkfun.com/products/11821</text:a></text:p>
          </table:table-cell>
          <table:table-cell table:number-columns-repeated="1007"/>
        </table:table-row>
        <table:table-row table:style-name="ro4">
          <table:table-cell table:style-name="ce6"/>
          <table:table-cell table:number-columns-repeated="9"/>
          <table:table-cell office:value-type="float" office:value="0">
            <text:p>0</text:p>
          </table:table-cell>
          <table:table-cell table:number-columns-repeated="1013"/>
        </table:table-row>
        <table:table-row table:style-name="ro4">
          <table:table-cell table:style-name="ce10" office:value-type="string">
            <text:p>GAS FLUX</text:p>
          </table:table-cell>
          <table:table-cell table:number-columns-repeated="2"/>
          <table:table-cell table:style-name="ce9"/>
          <table:table-cell table:number-columns-repeated="6"/>
          <table:table-cell office:value-type="float" office:value="0">
            <text:p>0</text:p>
          </table:table-cell>
          <table:table-cell table:number-columns-repeated="1013"/>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4])*[.I34]*IF([.H34]=&quot;$&quot;;[index.B$23];IF([.H34]=&quot;BP&quot;;[index.B$24];1)) + IF([.E34]&gt;0;[.J34];0)" office:value-type="float" office:value="0">
            <text:p>0</text:p>
          </table:table-cell>
          <table:table-cell table:formula="of:=([.E34]-[.G34])*[.I34]*IF([.H34]=&quot;$&quot;;[index.B$23];IF([.H34]=&quot;BP&quot;;[index.B$24];1)) + IF(([.E34]-[.G34])&gt;0;[.J34];0)" office:value-type="float" office:value="0">
            <text:p>0</text:p>
          </table:table-cell>
          <table:table-cell table:number-columns-repeated="4"/>
          <table:table-cell office:value-type="string">
            <text:p>http://www.co2meter.com/collections/co2-sensors/products/sprintir-100-percent-co2-sensor</text:p>
          </table:table-cell>
          <table:table-cell table:number-columns-repeated="1007"/>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5])*[.I35]*IF([.H35]=&quot;$&quot;;[index.B$23];IF([.H35]=&quot;BP&quot;;[index.B$24];1)) + IF([.E35]&gt;0;[.J35];0)" office:value-type="float" office:value="97.01">
            <text:p>97.01</text:p>
          </table:table-cell>
          <table:table-cell table:formula="of:=([.E35]-[.G35])*[.I35]*IF([.H35]=&quot;$&quot;;[index.B$23];IF([.H35]=&quot;BP&quot;;[index.B$24];1)) + IF(([.E35]-[.G35])&gt;0;[.J35];0)" office:value-type="float" office:value="0">
            <text:p>0</text:p>
          </table:table-cell>
          <table:table-cell office:value-type="string">
            <text:p>ceplas</text:p>
          </table:table-cell>
          <table:table-cell table:style-name="Default" office:value-type="string">
            <text:p>ceplas</text:p>
          </table:table-cell>
          <table:table-cell table:style-name="Default" office:value-type="float" office:value="1">
            <text:p>1</text:p>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7"/>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6])*[.I36]*IF([.H36]=&quot;$&quot;;[index.B$23];IF([.H36]=&quot;BP&quot;;[index.B$24];1)) + IF([.E36]&gt;0;[.J36];0)" office:value-type="float" office:value="0">
            <text:p>0</text:p>
          </table:table-cell>
          <table:table-cell table:formula="of:=([.E36]-[.G36])*[.I36]*IF([.H36]=&quot;$&quot;;[index.B$23];IF([.H36]=&quot;BP&quot;;[index.B$24];1)) + IF(([.E36]-[.G36])&gt;0;[.J36];0)" office:value-type="float" office:value="0">
            <text:p>0</text:p>
          </table:table-cell>
          <table:table-cell table:number-columns-repeated="4"/>
          <table:table-cell office:value-type="string">
            <text:p>http://www.co2meter.com/collections/co2-sensors/products/cozir-5-100-co2-sensor</text:p>
          </table:table-cell>
          <table:table-cell table:number-columns-repeated="1007"/>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4:.E36])"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7])*[.I37]*IF([.H37]=&quot;$&quot;;[index.B$23];IF([.H37]=&quot;BP&quot;;[index.B$24];1)) + IF([.E37]&gt;0;[.J37];0)" office:value-type="float" office:value="70.31">
            <text:p>70.31</text:p>
          </table:table-cell>
          <table:table-cell table:formula="of:=([.E37]-[.G37])*[.I37]*IF([.H37]=&quot;$&quot;;[index.B$23];IF([.H37]=&quot;BP&quot;;[index.B$24];1)) + IF(([.E37]-[.G37])&gt;0;[.J37];0)" office:value-type="float" office:value="0">
            <text:p>0</text:p>
          </table:table-cell>
          <table:table-cell office:value-type="string">
            <text:p>ceplas</text:p>
          </table:table-cell>
          <table:table-cell table:style-name="Default" office:value-type="string">
            <text:p>ceplas</text:p>
          </table:table-cell>
          <table:table-cell table:style-name="Default" office:value-type="float" office:value="1">
            <text:p>1</text:p>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7"/>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8])*[.I38]*IF([.H38]=&quot;$&quot;;[index.B$23];IF([.H38]=&quot;BP&quot;;[index.B$24];1)) + IF([.E38]&gt;0;[.J38];0)" office:value-type="float" office:value="105.91">
            <text:p>105.91</text:p>
          </table:table-cell>
          <table:table-cell table:formula="of:=([.E38]-[.G38])*[.I38]*IF([.H38]=&quot;$&quot;;[index.B$23];IF([.H38]=&quot;BP&quot;;[index.B$24];1)) + IF(([.E38]-[.G38])&gt;0;[.J38];0)" office:value-type="float" office:value="0">
            <text:p>0</text:p>
          </table:table-cell>
          <table:table-cell office:value-type="string">
            <text:p>ceplas</text:p>
          </table:table-cell>
          <table:table-cell table:style-name="Default" office:value-type="string">
            <text:p>ceplas</text:p>
          </table:table-cell>
          <table:table-cell table:style-name="Default" office:value-type="float" office:value="1">
            <text:p>1</text:p>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7"/>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8])"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9])*[.I39]*IF([.H39]=&quot;$&quot;;[index.B$23];IF([.H39]=&quot;BP&quot;;[index.B$24];1)) + IF([.E39]&gt;0;[.J39];0)" office:value-type="float" office:value="70.31">
            <text:p>70.31</text:p>
          </table:table-cell>
          <table:table-cell table:formula="of:=([.E39]-[.G39])*[.I39]*IF([.H39]=&quot;$&quot;;[index.B$23];IF([.H39]=&quot;BP&quot;;[index.B$24];1)) + IF(([.E39]-[.G39])&gt;0;[.J39];0)" office:value-type="float" office:value="0">
            <text:p>0</text:p>
          </table:table-cell>
          <table:table-cell office:value-type="string">
            <text:p>ceplas</text:p>
          </table:table-cell>
          <table:table-cell table:style-name="Default" office:value-type="string">
            <text:p>ceplas</text:p>
          </table:table-cell>
          <table:table-cell table:style-name="Default" office:value-type="float" office:value="1">
            <text:p>1</text:p>
          </table:table-cell>
          <table:table-cell office:value-type="string">
            <text:p>gassensors/co2meter/2814\ Heinrich-Heine\ Universität\ Düsseldorf.pdf</text:p>
          </table:table-cell>
          <table:table-cell table:number-columns-repeated="1008"/>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40])*[.I40]*IF([.H40]=&quot;$&quot;;[index.B$23];IF([.H40]=&quot;BP&quot;;[index.B$24];1)) + IF([.E40]&gt;0;[.J40];0)" office:value-type="float" office:value="88.911">
            <text:p>88.911</text:p>
          </table:table-cell>
          <table:table-cell table:formula="of:=([.E40]-[.G40])*[.I40]*IF([.H40]=&quot;$&quot;;[index.B$23];IF([.H40]=&quot;BP&quot;;[index.B$24];1)) + IF(([.E40]-[.G40])&gt;0;[.J40];0)" office:value-type="float" office:value="0">
            <text:p>0</text:p>
          </table:table-cell>
          <table:table-cell office:value-type="string">
            <text:p>ceplas</text:p>
          </table:table-cell>
          <table:table-cell table:style-name="Default" office:value-type="string">
            <text:p>ceplas</text:p>
          </table:table-cell>
          <table:table-cell table:style-name="Default" office:value-type="float" office:value="2">
            <text:p>2</text:p>
          </table:table-cell>
          <table:table-cell office:value-type="string">
            <text:p>gassensors/co2meter/2814\ Heinrich-Heine\ Universität\ Düsseldorf.pdf</text:p>
          </table:table-cell>
          <table:table-cell table:number-columns-repeated="1008"/>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41])*[.I41]*IF([.H41]=&quot;$&quot;;[index.B$23];IF([.H41]=&quot;BP&quot;;[index.B$24];1)) + IF([.E41]&gt;0;[.J41];0)" office:value-type="float" office:value="1133.237">
            <text:p>1133.237</text:p>
          </table:table-cell>
          <table:table-cell table:formula="of:=([.E41]-[.G41])*[.I41]*IF([.H41]=&quot;$&quot;;[index.B$23];IF([.H41]=&quot;BP&quot;;[index.B$24];1)) + IF(([.E41]-[.G41])&gt;0;[.J41];0)" office:value-type="float" office:value="0">
            <text:p>0</text:p>
          </table:table-cell>
          <table:table-cell office:value-type="string">
            <text:p>ceplas</text:p>
          </table:table-cell>
          <table:table-cell table:style-name="Default" office:value-type="string">
            <text:p>ceplas</text:p>
          </table:table-cell>
          <table:table-cell table:style-name="Default" office:value-type="float" office:value="1">
            <text:p>1</text:p>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7"/>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8.8">
            <text:p>8.8</text:p>
          </table:table-cell>
          <table:table-cell/>
          <table:table-cell table:formula="of:=([.E42])*[.I42]*IF([.H42]=&quot;$&quot;;[index.B$23];IF([.H42]=&quot;BP&quot;;[index.B$24];1)) + IF([.E42]&gt;0;[.J42];0)" office:value-type="float" office:value="7.832">
            <text:p>7.832</text:p>
          </table:table-cell>
          <table:table-cell table:formula="of:=([.E42]-[.G42])*[.I42]*IF([.H42]=&quot;$&quot;;[index.B$23];IF([.H42]=&quot;BP&quot;;[index.B$24];1)) + IF(([.E42]-[.G42])&gt;0;[.J42];0)" office:value-type="float" office:value="0">
            <text:p>0</text:p>
          </table:table-cell>
          <table:table-cell office:value-type="string">
            <text:p>raim</text:p>
          </table:table-cell>
          <table:table-cell office:value-type="string">
            <text:p>coilseq</text:p>
          </table:table-cell>
          <table:table-cell office:value-type="float" office:value="1">
            <text:p>1</text:p>
          </table:table-cell>
          <table:table-cell/>
          <table:table-cell office:value-type="string">
            <text:p>http://www.elecrow.com/temperature-humidity-sensor-proam2302-p-513.html</text:p>
          </table:table-cell>
          <table:table-cell table:number-columns-repeated="1007"/>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4"/>
          <table:table-cell office:value-type="string">
            <text:p>http://www.ebay.com/itm/110V-AC-2-Position-3-Way-NC-Electric-Control-Solenoid-Valve-for-Gas-Water-Air-/201490603437</text:p>
          </table:table-cell>
          <table:table-cell table:number-columns-repeated="1007"/>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4])*[.I44]*IF([.H44]=&quot;$&quot;;[index.B$23];IF([.H44]=&quot;BP&quot;;[index.B$24];1)) + IF([.E44]&gt;0;[.J44];0)" office:value-type="float" office:value="0">
            <text:p>0</text:p>
          </table:table-cell>
          <table:table-cell table:formula="of:=([.E44]-[.G44])*[.I44]*IF([.H44]=&quot;$&quot;;[index.B$23];IF([.H44]=&quot;BP&quot;;[index.B$24];1)) + IF(([.E44]-[.G44])&gt;0;[.J44];0)" office:value-type="float" office:value="0">
            <text:p>0</text:p>
          </table:table-cell>
          <table:table-cell table:number-columns-repeated="4"/>
          <table:table-cell office:value-type="string">
            <text:p>http://www.ebay.com/itm/DC-12V-ASCO-Three-Way-Solenoid-Valve-Micro-DC-Solenoid-Water-Valve-/181663619118</text:p>
          </table:table-cell>
          <table:table-cell table:number-columns-repeated="1007"/>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5])*[.I45]*IF([.H45]=&quot;$&quot;;[index.B$23];IF([.H45]=&quot;BP&quot;;[index.B$24];1)) + IF([.E45]&gt;0;[.J45];0)" office:value-type="float" office:value="0">
            <text:p>0</text:p>
          </table:table-cell>
          <table:table-cell table:formula="of:=([.E45]-[.G45])*[.I45]*IF([.H45]=&quot;$&quot;;[index.B$23];IF([.H45]=&quot;BP&quot;;[index.B$24];1)) + IF(([.E45]-[.G45])&gt;0;[.J45];0)" office:value-type="float" office:value="0">
            <text:p>0</text:p>
          </table:table-cell>
          <table:table-cell table:number-columns-repeated="4"/>
          <table:table-cell office:value-type="string">
            <text:p><text:a xlink:href="http://www.ebay.com/itm/SIRAI-EG-3-SOLENOID-PINCH-VALVE-12V-DC-100-Duty-/111878452924" xlink:type="simple">http://www.ebay.com/itm/SIRAI-EG-3-SOLENOID-PINCH-VALVE-12V-DC-100-Duty-/111878452924</text:a></text:p>
          </table:table-cell>
          <table:table-cell table:number-columns-repeated="1007"/>
        </table:table-row>
        <table:table-row table:style-name="ro4">
          <table:table-cell table:style-name="ce9"/>
          <table:table-cell table:number-columns-repeated="2"/>
          <table:table-cell table:style-name="ce9"/>
          <table:table-cell table:number-columns-repeated="6"/>
          <table:table-cell office:value-type="float" office:value="0">
            <text:p>0</text:p>
          </table:table-cell>
          <table:table-cell table:number-columns-repeated="1013"/>
        </table:table-row>
        <table:table-row table:style-name="ro4">
          <table:table-cell table:style-name="ce6" office:value-type="string">
            <text:p>LIQUID FLUX</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number-columns-repeated="3"/>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7"/>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number-columns-repeated="3"/>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7"/>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50])*[.I50]*IF([.H50]=&quot;$&quot;;[index.B$23];IF([.H50]=&quot;BP&quot;;[index.B$24];1)) + IF([.E50]&gt;0;[.J50];0)" office:value-type="float" office:value="0">
            <text:p>0</text:p>
          </table:table-cell>
          <table:table-cell table:formula="of:=([.E50]-[.G50])*[.I50]*IF([.H50]=&quot;$&quot;;[index.B$23];IF([.H50]=&quot;BP&quot;;[index.B$24];1)) + IF(([.E50]-[.G50])&gt;0;[.J50];0)" office:value-type="float" office:value="0">
            <text:p>0</text:p>
          </table:table-cell>
          <table:table-cell table:number-columns-repeated="3"/>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7"/>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4"/>
          <table:table-cell office:value-type="string">
            <text:p><text:a xlink:href="https://www.adafruit.com/product/1150" xlink:type="simple">https://www.adafruit.com/product/1150</text:a></text:p>
          </table:table-cell>
          <table:table-cell table:number-columns-repeated="1007"/>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2])*[.I52]*IF([.H52]=&quot;$&quot;;[index.B$23];IF([.H52]=&quot;BP&quot;;[index.B$24];1)) + IF([.E52]&gt;0;[.J52];0)" office:value-type="float" office:value="21.93">
            <text:p>21.93</text:p>
          </table:table-cell>
          <table:table-cell table:formula="of:=([.E52]-[.G52])*[.I52]*IF([.H52]=&quot;$&quot;;[index.B$23];IF([.H52]=&quot;BP&quot;;[index.B$24];1)) + IF(([.E52]-[.G52])&gt;0;[.J52];0)" office:value-type="float" office:value="0">
            <text:p>0</text:p>
          </table:table-cell>
          <table:table-cell office:value-type="string">
            <text:p>raim</text:p>
          </table:table-cell>
          <table:table-cell office:value-type="string">
            <text:p>coilseq</text:p>
          </table:table-cell>
          <table:table-cell office:value-type="float" office:value="1">
            <text:p>1</text:p>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7"/>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office:value-type="string">
            <text:p>raim</text:p>
          </table:table-cell>
          <table:table-cell office:value-type="string">
            <text:p>coilseq</text:p>
          </table:table-cell>
          <table:table-cell table:number-columns-repeated="2"/>
          <table:table-cell office:value-type="string">
            <text:p>http://www.digikey.de/product-search/de?keywords=ta7291p</text:p>
          </table:table-cell>
          <table:table-cell table:number-columns-repeated="1007"/>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4])*[.I54]*IF([.H54]=&quot;$&quot;;[index.B$23];IF([.H54]=&quot;BP&quot;;[index.B$24];1)) + IF([.E54]&gt;0;[.J54];0)" office:value-type="float" office:value="11.91404535112">
            <text:p>11.9140453511</text:p>
          </table:table-cell>
          <table:table-cell table:formula="of:=([.E54]-[.G54])*[.I54]*IF([.H54]=&quot;$&quot;;[index.B$23];IF([.H54]=&quot;BP&quot;;[index.B$24];1)) + IF(([.E54]-[.G54])&gt;0;[.J54];0)" office:value-type="float" office:value="0">
            <text:p>0</text:p>
          </table:table-cell>
          <table:table-cell office:value-type="string">
            <text:p>raim</text:p>
          </table:table-cell>
          <table:table-cell office:value-type="string">
            <text:p>coilseq</text:p>
          </table:table-cell>
          <table:table-cell office:value-type="float" office:value="2">
            <text:p>2</text:p>
          </table:table-cell>
          <table:table-cell/>
          <table:table-cell office:value-type="string">
            <text:p>http://www.littlediode.com/components/product.php?productid=77989</text:p>
          </table:table-cell>
          <table:table-cell table:number-columns-repeated="1007"/>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5])*[.I55]*IF([.H55]=&quot;$&quot;;[index.B$23];IF([.H55]=&quot;BP&quot;;[index.B$24];1)) + IF([.E55]&gt;0;[.J55];0)" office:value-type="float" office:value="0">
            <text:p>0</text:p>
          </table:table-cell>
          <table:table-cell table:formula="of:=([.E55]-[.G55])*[.I55]*IF([.H55]=&quot;$&quot;;[index.B$23];IF([.H55]=&quot;BP&quot;;[index.B$24];1)) + IF(([.E55]-[.G55])&gt;0;[.J55];0)" office:value-type="float" office:value="0">
            <text:p>0</text:p>
          </table:table-cell>
          <table:table-cell table:number-columns-repeated="2"/>
          <table:table-cell office:value-type="string">
            <text:p>TODO</text:p>
          </table:table-cell>
          <table:table-cell table:number-columns-repeated="1009"/>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6])*[.I56]*IF([.H56]=&quot;$&quot;;[index.B$23];IF([.H56]=&quot;BP&quot;;[index.B$24];1)) + IF([.E56]&gt;0;[.J56];0)" office:value-type="float" office:value="0">
            <text:p>0</text:p>
          </table:table-cell>
          <table:table-cell table:formula="of:=([.E56]-[.G56])*[.I56]*IF([.H56]=&quot;$&quot;;[index.B$23];IF([.H56]=&quot;BP&quot;;[index.B$24];1)) + IF(([.E56]-[.G56])&gt;0;[.J56];0)" office:value-type="float" office:value="0">
            <text:p>0</text:p>
          </table:table-cell>
          <table:table-cell table:number-columns-repeated="4"/>
          <table:table-cell office:value-type="string">
            <text:p>http://www.elecrow.com/weight-sensor-scales-kit-20kg-p-714.html</text:p>
          </table:table-cell>
          <table:table-cell table:number-columns-repeated="1007"/>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17.8">
            <text:p>17.8</text:p>
          </table:table-cell>
          <table:table-cell/>
          <table:table-cell table:formula="of:=([.E57])*[.I57]*IF([.H57]=&quot;$&quot;;[index.B$23];IF([.H57]=&quot;BP&quot;;[index.B$24];1)) + IF([.E57]&gt;0;[.J57];0)" office:value-type="float" office:value="15.842">
            <text:p>15.842</text:p>
          </table:table-cell>
          <table:table-cell table:formula="of:=([.E57]-[.G57])*[.I57]*IF([.H57]=&quot;$&quot;;[index.B$23];IF([.H57]=&quot;BP&quot;;[index.B$24];1)) + IF(([.E57]-[.G57])&gt;0;[.J57];0)" office:value-type="float" office:value="0">
            <text:p>0</text:p>
          </table:table-cell>
          <table:table-cell office:value-type="string">
            <text:p>raim</text:p>
          </table:table-cell>
          <table:table-cell office:value-type="string">
            <text:p>coilseq</text:p>
          </table:table-cell>
          <table:table-cell office:value-type="float" office:value="1">
            <text:p>1</text:p>
          </table:table-cell>
          <table:table-cell/>
          <table:table-cell office:value-type="string">
            <text:p>http://www.elecrow.com/weight-sensor-kit-3kg-p-883.html</text:p>
          </table:table-cell>
          <table:table-cell table:number-columns-repeated="1007"/>
        </table:table-row>
        <table:table-row table:style-name="ro4">
          <table:table-cell table:number-columns-repeated="3"/>
          <table:table-cell table:style-name="ce9"/>
          <table:table-cell table:number-columns-repeated="6"/>
          <table:table-cell table:formula="of:=SUM([.K6:.K57])" office:value-type="float" office:value="3991.45274535112">
            <text:p>3991.4527453511</text:p>
          </table:table-cell>
          <table:table-cell table:formula="of:=SUM([.L6:.L57])" office:value-type="float" office:value="61.5173">
            <text:p>61.5173</text:p>
          </table:table-cell>
          <table:table-cell/>
          <table:table-cell table:formula="of:=[.L58]" office:value-type="float" office:value="61.5173">
            <text:p>61.5173</text:p>
          </table:table-cell>
          <table:table-cell/>
          <table:table-cell table:style-name="ce6" office:value-type="string">
            <text:p>€</text:p>
          </table:table-cell>
          <table:table-cell table:number-columns-repeated="1008"/>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8"/>
          <table:table-cell office:value-type="string">
            <text:p>OPEN</text:p>
          </table:table-cell>
          <table:table-cell/>
          <table:table-cell office:value-type="string">
            <text:p>PAID</text:p>
          </table:table-cell>
          <table:table-cell table:number-columns-repeated="1012"/>
        </table:table-row>
        <table:table-row table:style-name="ro2">
          <table:table-cell table:number-columns-repeated="3"/>
          <table:table-cell table:style-name="Default"/>
          <table:table-cell table:style-name="ce14"/>
          <table:table-cell table:style-name="ce16"/>
          <table:table-cell table:style-name="ce18"/>
          <table:table-cell table:number-columns-repeated="2"/>
          <table:table-cell office:value-type="string">
            <text:p>raim:</text:p>
          </table:table-cell>
          <table:table-cell table:formula="of:=SUMIF([.M2:.M57];&quot;raim&quot;;[.K2:.K57])" office:value-type="float" office:value="352.86474535112">
            <text:p>352.8647453511</text:p>
          </table:table-cell>
          <table:table-cell office:value-type="string">
            <text:p>coilseq:</text:p>
          </table:table-cell>
          <table:table-cell table:formula="of:=SUMIF([.N2:.N57];&quot;coilseq&quot;;[.K2:.K57])" office:value-type="float" office:value="186.24744535112">
            <text:p>186.2474453511</text:p>
          </table:table-cell>
          <table:table-cell table:number-columns-repeated="1011"/>
        </table:table-row>
        <table:table-row table:style-name="ro4">
          <table:table-cell table:number-columns-repeated="7"/>
          <table:table-cell table:style-name="ce19"/>
          <table:table-cell/>
          <table:table-cell office:value-type="string">
            <text:p>ceplas:</text:p>
          </table:table-cell>
          <table:table-cell table:formula="of:=SUMIF([.M2:.M57];&quot;ceplas&quot;;[.K2:.K57])" office:value-type="float" office:value="3557.688">
            <text:p>3557.688</text:p>
          </table:table-cell>
          <table:table-cell office:value-type="string">
            <text:p>ceplas:</text:p>
          </table:table-cell>
          <table:table-cell table:formula="of:=SUMIF([.N2:.N57];&quot;ceplas&quot;;[.K2:.K57])" office:value-type="float" office:value="3805.2053">
            <text:p>3805.2053</text:p>
          </table:table-cell>
          <table:table-cell table:number-columns-repeated="1011"/>
        </table:table-row>
        <table:table-row table:style-name="ro1">
          <table:table-cell table:number-columns-repeated="3"/>
          <table:table-cell table:style-name="Default"/>
          <table:table-cell table:style-name="ce14"/>
          <table:table-cell table:style-name="ce16"/>
          <table:table-cell table:style-name="ce18"/>
          <table:table-cell table:number-columns-repeated="2"/>
          <table:table-cell office:value-type="string">
            <text:p>open:</text:p>
          </table:table-cell>
          <table:table-cell table:formula="of:=SUMIF([.M2:.M57];&quot;open&quot;;[.K2:.K57])" office:value-type="float" office:value="80.9">
            <text:p>80.9</text:p>
          </table:table-cell>
          <table:table-cell table:number-columns-repeated="1013"/>
        </table:table-row>
        <table:table-row table:style-name="ro1" table:number-rows-repeated="6">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9"/>
          <table:table-cell table:style-name="ce20" table:number-columns-repeated="1008"/>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9"/>
          <table:table-cell table:style-name="ce9"/>
          <table:table-cell table:number-columns-repeated="1007"/>
        </table:table-row>
        <table:table-row table:style-name="ro7">
          <table:table-cell table:number-columns-repeated="3"/>
          <table:table-cell table:style-name="Default"/>
          <table:table-cell table:style-name="ce14"/>
          <table:table-cell table:style-name="ce16"/>
          <table:table-cell table:style-name="ce18"/>
          <table:table-cell table:number-columns-repeated="9"/>
          <table:table-cell table:style-name="ce21"/>
          <table:table-cell table:number-columns-repeated="1007"/>
        </table:table-row>
        <table:table-row table:style-name="ro7">
          <table:table-cell table:number-columns-repeated="3"/>
          <table:table-cell table:style-name="Default"/>
          <table:table-cell table:style-name="ce14"/>
          <table:table-cell table:style-name="ce16"/>
          <table:table-cell table:style-name="ce18"/>
          <table:table-cell table:number-columns-repeated="9"/>
          <table:table-cell table:style-name="ce9"/>
          <table:table-cell table:number-columns-repeated="1007"/>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6"/>
          <table:table-cell table:style-name="ce6"/>
          <table:table-cell table:number-columns-repeated="1007"/>
        </table:table-row>
        <table:table-row table:style-name="ro4" table:number-rows-repeated="7">
          <table:table-cell table:number-columns-repeated="1024"/>
        </table:table-row>
        <table:table-row table:style-name="ro4">
          <table:table-cell table:number-columns-repeated="16"/>
          <table:table-cell table:style-name="ce6"/>
          <table:table-cell table:number-columns-repeated="1007"/>
        </table:table-row>
        <table:table-row table:style-name="ro4" table:number-rows-repeated="104846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3-01T15:10:44</dc:date>
    <meta:editing-duration>P2DT8H50M55S</meta:editing-duration>
    <meta:editing-cycles>688</meta:editing-cycles>
    <meta:generator>LibreOffice/3.5$Linux_x86 LibreOffice_project/350m1$Build-2</meta:generator>
    <dc:creator>Rainer Machne</dc:creator>
    <meta:printed-by>Rainer Machne</meta:printed-by>
    <meta:print-date>2016-01-20T17:16:17</meta:print-date>
    <meta:document-statistic meta:table-count="2" meta:cell-count="632" meta:object-count="0"/>
    <meta:user-defined meta:name="qrichtext">1</meta:user-defined>
  </office:meta>
</office:document-meta>
</file>